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376d0b" officeooo:paragraph-rsid="000468f9"/>
    </style:style>
    <style:style style:name="P2" style:family="paragraph" style:parent-style-name="Standard">
      <style:text-properties style:font-name="Times New Roman" fo:font-size="14pt" fo:font-weight="bold" officeooo:rsid="001edf92" officeooo:paragraph-rsid="000468f9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4pt" fo:font-weight="bold" officeooo:rsid="00212db8" officeooo:paragraph-rsid="000468f9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4pt" fo:font-weight="bold" officeooo:rsid="0029ee06" officeooo:paragraph-rsid="000468f9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4pt" fo:font-weight="bold" officeooo:rsid="002bd82c" officeooo:paragraph-rsid="000468f9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4pt" fo:font-weight="bold" officeooo:rsid="002c5390" officeooo:paragraph-rsid="000468f9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Times New Roman" fo:font-size="14pt" fo:font-weight="bold" officeooo:rsid="002e8d3c" officeooo:paragraph-rsid="000468f9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Times New Roman" fo:font-size="14pt" fo:font-weight="bold" officeooo:rsid="002f4b9c" officeooo:paragraph-rsid="0015f4b3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Times New Roman" fo:font-size="14pt" fo:font-weight="normal" officeooo:rsid="00202c61" officeooo:paragraph-rsid="000468f9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Times New Roman" fo:font-size="14pt" fo:font-weight="normal" officeooo:rsid="0026234b" officeooo:paragraph-rsid="000468f9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Times New Roman" fo:font-size="14pt" fo:font-weight="normal" officeooo:rsid="0029ee06" officeooo:paragraph-rsid="000468f9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Times New Roman" fo:font-size="14pt" fo:font-weight="normal" officeooo:rsid="002e8d3c" officeooo:paragraph-rsid="000468f9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Times New Roman" fo:font-size="14pt" fo:font-weight="normal" officeooo:rsid="002f4b9c" officeooo:paragraph-rsid="000468f9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" fo:font-size="14pt" fo:font-weight="normal" officeooo:rsid="00080931" officeooo:paragraph-rsid="00080931" style:font-size-asian="12.25pt" style:font-weight-asian="normal" style:font-size-complex="14pt" style:font-weight-complex="normal"/>
    </style:style>
    <style:style style:name="P15" style:family="paragraph" style:parent-style-name="Standard">
      <style:text-properties style:font-name="Times New Roman" fo:font-size="14pt" fo:font-weight="normal" officeooo:rsid="001edf92" officeooo:paragraph-rsid="000468f9" style:font-size-asian="12.25pt" style:font-weight-asian="normal" style:font-size-complex="14pt" style:font-weight-complex="normal"/>
    </style:style>
    <style:style style:name="P16" style:family="paragraph" style:parent-style-name="Standard">
      <style:text-properties style:font-name="Times New Roman" fo:font-size="14pt" fo:font-weight="normal" officeooo:rsid="0015f4b3" officeooo:paragraph-rsid="0015f4b3" style:font-size-asian="12.25pt" style:font-weight-asian="normal" style:font-size-complex="14pt" style:font-weight-complex="normal"/>
    </style:style>
    <style:style style:name="P17" style:family="paragraph" style:parent-style-name="Standard">
      <style:text-properties style:font-name="Times New Roman" fo:font-size="14pt" fo:font-weight="normal" officeooo:rsid="001607e8" officeooo:paragraph-rsid="001607e8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" fo:font-size="14pt" fo:font-weight="normal" officeooo:rsid="001866aa" officeooo:paragraph-rsid="001866aa" style:font-size-asian="12.25pt" style:font-weight-asian="normal" style:font-size-complex="14pt" style:font-weight-complex="normal"/>
    </style:style>
    <style:style style:name="P19" style:family="paragraph" style:parent-style-name="Standard">
      <style:text-properties style:font-name="Times New Roman" fo:font-size="14pt" fo:font-weight="normal" officeooo:rsid="0018fc58" officeooo:paragraph-rsid="0018fc58" style:font-size-asian="12.25pt" style:font-weight-asian="normal" style:font-size-complex="14pt" style:font-weight-complex="normal"/>
    </style:style>
    <style:style style:name="P20" style:family="paragraph" style:parent-style-name="Standard" style:list-style-name="L1">
      <style:text-properties style:font-name="Times New Roman" fo:font-size="14pt" fo:font-weight="normal" officeooo:rsid="000468f9" officeooo:paragraph-rsid="000468f9" style:font-size-asian="12.25pt" style:font-weight-asian="normal" style:font-size-complex="14pt" style:font-weight-complex="normal"/>
    </style:style>
    <style:style style:name="P21" style:family="paragraph" style:parent-style-name="Standard">
      <style:text-properties style:font-name="Times New Roman" fo:font-size="14pt" fo:font-weight="normal" officeooo:rsid="000468f9" officeooo:paragraph-rsid="000468f9" style:font-size-asian="12.25pt" style:font-weight-asian="normal" style:font-size-complex="14pt" style:font-weight-complex="normal"/>
    </style:style>
    <style:style style:name="P22" style:family="paragraph" style:parent-style-name="Standard" style:list-style-name="L1">
      <style:text-properties style:font-name="Times New Roman" fo:font-size="14pt" fo:font-weight="normal" officeooo:rsid="000f3252" officeooo:paragraph-rsid="000f3252" style:font-size-asian="12.25pt" style:font-weight-asian="normal" style:font-size-complex="14pt" style:font-weight-complex="normal"/>
    </style:style>
    <style:style style:name="P23" style:family="paragraph" style:parent-style-name="Standard" style:list-style-name="L2">
      <style:text-properties style:font-name="Times New Roman" fo:font-size="14pt" fo:font-weight="normal" officeooo:rsid="0005f517" officeooo:paragraph-rsid="0005f517" style:font-size-asian="12.25pt" style:font-weight-asian="normal" style:font-size-complex="14pt" style:font-weight-complex="normal"/>
    </style:style>
    <style:style style:name="P24" style:family="paragraph" style:parent-style-name="Standard" style:list-style-name="L2">
      <style:text-properties style:font-name="Times New Roman" fo:font-size="14pt" fo:font-weight="normal" officeooo:rsid="000e50e1" officeooo:paragraph-rsid="000e50e1" style:font-size-asian="12.25pt" style:font-weight-asian="normal" style:font-size-complex="14pt" style:font-weight-complex="normal"/>
    </style:style>
    <style:style style:name="P25" style:family="paragraph" style:parent-style-name="Standard" style:list-style-name="L3">
      <style:text-properties style:font-name="Times New Roman" fo:font-size="14pt" fo:font-weight="normal" officeooo:rsid="0011480e" officeooo:paragraph-rsid="0011480e" style:font-size-asian="12.25pt" style:font-weight-asian="normal" style:font-size-complex="14pt" style:font-weight-complex="normal"/>
    </style:style>
    <style:style style:name="P26" style:family="paragraph" style:parent-style-name="Standard" style:list-style-name="L3">
      <style:text-properties style:font-name="Times New Roman" fo:font-size="14pt" fo:font-weight="normal" officeooo:rsid="0010d59a" officeooo:paragraph-rsid="0012706e" style:font-size-asian="12.25pt" style:font-weight-asian="normal" style:font-size-complex="14pt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style:font-name="Times New Roman" fo:font-size="14pt" fo:font-weight="normal" officeooo:rsid="0010d59a" officeooo:paragraph-rsid="0012706e" style:font-size-asian="12.25pt" style:font-weight-asian="normal" style:font-size-complex="14pt" style:font-weight-complex="normal"/>
    </style:style>
    <style:style style:name="P28" style:family="paragraph" style:parent-style-name="Standard" style:list-style-name="L3">
      <style:text-properties style:font-name="Times New Roman" fo:font-size="14pt" fo:font-weight="normal" officeooo:rsid="00063842" officeooo:paragraph-rsid="00063842" style:font-size-asian="12.25pt" style:font-weight-asian="normal" style:font-size-complex="14pt" style:font-weight-complex="normal"/>
    </style:style>
    <style:style style:name="P29" style:family="paragraph" style:parent-style-name="Standard" style:list-style-name="L4">
      <style:text-properties style:font-name="Times New Roman" fo:font-size="14pt" fo:font-weight="normal" officeooo:rsid="00080931" officeooo:paragraph-rsid="00080931" style:font-size-asian="12.25pt" style:font-weight-asian="normal" style:font-size-complex="14pt" style:font-weight-complex="normal"/>
    </style:style>
    <style:style style:name="P30" style:family="paragraph" style:parent-style-name="Standard" style:list-style-name="L4">
      <style:text-properties style:font-name="Times New Roman" fo:font-size="14pt" fo:font-weight="normal" officeooo:rsid="00080931" officeooo:paragraph-rsid="000b3f7f" style:font-size-asian="12.25pt" style:font-weight-asian="normal" style:font-size-complex="14pt" style:font-weight-complex="normal"/>
    </style:style>
    <style:style style:name="P31" style:family="paragraph" style:parent-style-name="Standard" style:list-style-name="L5">
      <style:text-properties style:font-name="Times New Roman" fo:font-size="14pt" fo:font-weight="normal" officeooo:rsid="00080931" officeooo:paragraph-rsid="00080931" style:font-size-asian="12.25pt" style:font-weight-asian="normal" style:font-size-complex="14pt" style:font-weight-complex="normal"/>
    </style:style>
    <style:style style:name="P32" style:family="paragraph" style:parent-style-name="Standard">
      <style:text-properties style:font-name="Times New Roman" fo:font-size="14pt" fo:font-weight="normal" officeooo:rsid="0015f4b3" officeooo:paragraph-rsid="0015f4b3" style:font-size-asian="12.25pt" style:font-weight-asian="normal" style:font-size-complex="14pt" style:font-weight-complex="normal"/>
    </style:style>
    <style:style style:name="P33" style:family="paragraph" style:parent-style-name="Standard">
      <style:text-properties style:font-name="Times New Roman" fo:font-size="14pt" fo:font-weight="bold" officeooo:rsid="001c2571" officeooo:paragraph-rsid="001c2571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468f9"/>
    </style:style>
    <style:style style:name="T3" style:family="text">
      <style:text-properties officeooo:rsid="0005f517"/>
    </style:style>
    <style:style style:name="T4" style:family="text">
      <style:text-properties officeooo:rsid="000b3f7f"/>
    </style:style>
    <style:style style:name="T5" style:family="text">
      <style:text-properties officeooo:rsid="000d1650"/>
    </style:style>
    <style:style style:name="T6" style:family="text">
      <style:text-properties officeooo:rsid="000dd5de"/>
    </style:style>
    <style:style style:name="T7" style:family="text">
      <style:text-properties officeooo:rsid="00116f1d"/>
    </style:style>
    <style:style style:name="T8" style:family="text">
      <style:text-properties officeooo:rsid="0012706e"/>
    </style:style>
    <style:style style:name="T9" style:family="text">
      <style:text-properties officeooo:rsid="0015f4b3"/>
    </style:style>
    <style:style style:name="T10" style:family="text">
      <style:text-properties officeooo:rsid="001607e8"/>
    </style:style>
    <style:style style:name="T11" style:family="text">
      <style:text-properties officeooo:rsid="00187d51"/>
    </style:style>
    <style:style style:name="T12" style:family="text">
      <style:text-properties officeooo:rsid="0018fc58"/>
    </style:style>
    <style:style style:name="T13" style:family="text">
      <style:text-properties officeooo:rsid="001a447a"/>
    </style:style>
    <style:style style:name="T14" style:family="text">
      <style:text-properties officeooo:rsid="001c257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ет по индивидуальному домашнему заданию №<text:span text:style-name="T2">4</text:span> по дисциплине “Архитектура вычислительных систем”. </text:p>
      <text:p text:style-name="P2">Владимиров Дмитрий Андреевич, БПИ218.</text:p>
      <text:p text:style-name="P2">Вариант <text:span text:style-name="T2">4</text:span>.</text:p>
      <text:p text:style-name="P2"/>
      <text:p text:style-name="P2">Условие. <text:span text:style-name="T1">Задача о читателях и писателях. Базу данных разделяют два типа про-</text:span></text:p>
      <text:p text:style-name="P15">цессов – читатели и писатели. Читатели выполняют транзакции, которые</text:p>
      <text:p text:style-name="P15">просматривают записи базы данных, транзакции писателей и просматривают</text:p>
      <text:p text:style-name="P15">и изменяют записи. Предполагается, что в начале БД находится в непротиво-</text:p>
      <text:p text:style-name="P15">речивом состоянии (например, если каждый элемент — число, то они все от-</text:p>
      <text:p text:style-name="P15">сортированы). Каждая отдельная транзакция переводит БД из одного непро-</text:p>
      <text:p text:style-name="P15">тиворечивого состояния в другое. Для предотвращения взаимного влияния</text:p>
      <text:p text:style-name="P15">транзакций процесс-писатель должен иметь исключительный доступ к БД.</text:p>
      <text:p text:style-name="P15">Если к БД не обращается ни один из процессов-писателей, то выполнять</text:p>
      <text:p text:style-name="P15">транзакции могут одновременно сколько угодно читателей. Создать многопо-</text:p>
      <text:p text:style-name="P15">точное приложение с потоками-писателями и потоками-читателями. Реализо-</text:p>
      <text:p text:style-name="P15">вать решение, используя семафоры.</text:p>
      <text:p text:style-name="P21"/>
      <text:p text:style-name="P33">Аннотация. <text:span text:style-name="T1">Для ввода данных из консоли необходимо передать в параметры командной строки слово console, для ввода из файла – передать имя файла, а для рандомной генерации – ничего не передавать. Корректные входные данные – это два неотрицательных числа, записанные через пробел – количество читателей и писателей соответственно. В остальных случаях, если входные данные некорректные или если не открывается файл, программа напишет что-то вроде wrong input или wrong filename и завершит работу. </text:span></text:p>
      <text:p text:style-name="P9"/>
      <text:p text:style-name="P3">На 4 балла:</text:p>
      <text:list xml:id="list796249434" text:style-name="L1">
        <text:list-item>
          <text:p text:style-name="P20">Условие задачи приведено.</text:p>
        </text:list-item>
        <text:list-item>
          <text:p text:style-name="P22">Модель параллельного программирования, подходящая под условие задачи – взаимодействующие равные. Главный поток, не занимающийся непосредственными вычилениями, исключен. Распределение работа происходит либо фиксированно, либо динаминчески. Имеется разделенная переменная, доступ к которой одновременно есть либо у одного писательского потока, либо у нескольких читательских. </text:p>
        </text:list-item>
        <text:list-item>
          <text:p text:style-name="P20">Входные данные – количество читателей и количество писателей, которые в рандомный момент времени могут подключаться к библиотеке и выполнять рандомны<text:span text:style-name="T14">е</text:span> операции. </text:p>
        </text:list-item>
        <text:list-item>
          <text:p text:style-name="P20">Приложение реализовано <text:span text:style-name="T3">(файл main.cpp)</text:span>, в качестве синхропримитива используются семафоры, потому что это просят в условии.</text:p>
        </text:list-item>
        <text:list-item>
          <text:p text:style-name="P20">Ввод данных с консоли доступен при вводе в командую строку параметра console. (запуская командой &gt; ./main console)</text:p>
        </text:list-item>
      </text:list>
      <text:p text:style-name="P10"/>
      <text:p text:style-name="P4">На 5 баллов:</text:p>
      <text:list xml:id="list3806757463" text:style-name="L2">
        <text:list-item>
          <text:p text:style-name="P23">Комментарии, поясняющие выполняемые действия и описание используемых переменных, присутстсвуют. </text:p>
        </text:list-item>
        <text:list-item>
          <text:p text:style-name="P24"><text:soft-page-break/>Предполагается реализовать следующий сценарий: есть библиотека (в программе – база данных в виде массива на 11 элементов для простоты), у этой библиотеки соответственно есть читатели и писатели. Необходимо правильно распределить доступ к ресурсам это базы данных. Читатели могут только просматривать записи, а писатели могут их корректировать. В связи с этим накладываются следующие ограничения: одновременно может быть открыт доступ к библиотеке либо только одному писателю, либо скольким угодно читателям. То есть если, к примеру, писатель на данный момент делает какие-то поправки в базе, то все остальные писатели и читатели не смогут подключиться, пока он не закончит. А если, к примеру, один или несколько читателей на данный момент пользуются ресурсами библиотеки, то в нее могут зайти еще читатели, а все писатели ждут, пока все читатели не закончат свое пользование, после чего один из них сможет подключиться. </text:p>
        </text:list-item>
      </text:list>
      <text:p text:style-name="P11"/>
      <text:p text:style-name="P5">На 6 баллов:</text:p>
      <text:list xml:id="list4287869434" text:style-name="L3">
        <text:list-item>
          <text:p text:style-name="P25">Для начала хотелось бы описать два вспомогательных семафора, не связанных напрямую с решением задачи распределенного доступа к библиотеке. 1. семафор information_output. В нашей задаче несколько читательских потоков могут работать одновременно, а каждый поток должен что-то выводить в файл и в консоль. Потоки вывода представлены в единственных экземплярах, следовательно может возникнуть борьба за ресурсы и потоки будут перехватывать власть после очередного &lt;&lt; в std::cout к примеру. В таком случае в выводе хоть и будет все необходимое, да вот только в хаотичном порядке, для чего мы и пользуемся этим семафором. При необходимости какому-либо потоку вывести что-либо сначала семафор блокируется sem_wait(&amp;information_access), затем выводится все необходимое, а после сразу же семафор освобождается sem_post(&amp;information_access). Таким образом, если кто-то на данный момент управляет потоком вывода, то ни один другой поток не сможет ничего туда вывести, пока текущий поток не освободит этот самый поток вывода. Все это будет происходить <text:span text:style-name="T7">за пренебрежительно короткое время по сравнению с пользованием (оно имитируется при помощи usleep() и может достигать местами 5 секунд), поэтому практически никакого влияния на работу потоков оказываться не будет, зато и информация будет выводиться как положено.</text:span> 2. <text:span text:style-name="T7">семафор readers_changing. Данный семафор блокирует возможность смены количества активных читателей, а после разблокирует ее. Проблема в том, что если не использовать этот семафор, то сторонний поток может влезть после проверки (if (readers_count) == 1), полностью отработать, на этот момент у него так же будет 1 действующий поток, заблокировать доступ к базе данных как первый входящий читатель и спровоцировать дедлок, из-за того что текущий поток все-таки войдет в ветку условного оператора, т.к. на момент проверки все действительно было так. </text:span></text:p>
        </text:list-item>
        <text:list-item>
          <text:p text:style-name="P26"><text:soft-page-break/>Доступ к базе данных осуществляет семафор database_access. <text:span text:style-name="T7">С писателями-потоками все просто. Они лишь запрашивают доступ при помощи вызова sem_wait(&amp;database_access), ждут пока текущий писатель закончит свои действия, либо все читатели закончат пользоваться, и затем спокойно может блокировать доступ и никому его не отдавать пока не поменяет что ему нужно. </text:span></text:p>
        </text:list-item>
        <text:list-item>
          <text:p text:style-name="P27"><text:span text:style-name="T7">С читателями же все сложнее. Для начала нужно дождаться возможности смены количества читателей (семафора readers_changing, <text:s/>я подробно описал зачем он нужне в первом пункте), далее </text:span><text:span text:style-name="T8">законно увеличить счетчик активных читателей на 1. И если это оказался первый потенциально активный читатель (</text:span><text:span text:style-name="T7">if (readers_count) == 1</text:span><text:span text:style-name="T8">), то нужно дождаться доступа к базе данных и заблокировать его, чтоб <text:s/>все последующиие читатели могли им пользоваться, а ни один писатель не мог его получить. Если же это оказался не первый читатель, значит кто-то из читателей уже занял доступ к библиотеке и <text:s/>можно туда войти без sem_wait. Далее сразу же необходимо разблокировать семафор readers_changing, чтобы другие читатели могли тоже заходить, и только после этого считывать какие-то данные из библиотеки. По окончании работы с базой необходимо опять же заблокировать семафор readers_changing, безболезненно уменьшить на один количество активных читателей, и если текущий поток был последним таковым, то необходимо разблокировать доступ к базе данных sem_post(&amp;database_access). В конце, как обычно, разблокировать семафор readers_changing.</text:span></text:p>
        </text:list-item>
        <text:list-item>
          <text:p text:style-name="P28">Ввод данных из командной строки присутсвует (формально, можно ввести либо имя файла, либо заставить программу считывать с консоли, либо рандомно сгенерировать данные.</text:p>
        </text:list-item>
      </text:list>
      <text:p text:style-name="P6">На 7 баллов:</text:p>
      <text:list xml:id="list4242163217" text:style-name="L4">
        <text:list-item>
          <text:p text:style-name="P29">Для ввода данных из файла необходимо передать име файла в параметрах командной строки при запуске программы. (&gt; ./main &lt;имя файла&gt;). Вывод информации осуществляется в консоль и в файл output.txt</text:p>
        </text:list-item>
        <text:list-item>
          <text:p text:style-name="P29">Ввод данных из командной строки расширен с учетом этих изменений.</text:p>
        </text:list-item>
        <text:list-item>
          <text:p text:style-name="P30">Различные варианты выходных данных при входных 3 3 (сделал около 1<text:span text:style-name="T4">0</text:span> запусков &gt; ./<text:span text:style-name="T5">main input.txt</text:span>) <text:span text:style-name="T4">можно посмотреть в файле tests.txt. </text:span><text:span text:style-name="T5">Несложно заметить, что к базе действительно одновременно могут подключаться либо несколько читателей, либо только один писатель, причем писатель не может подключиться, пока базой пользуется хотя бы один читатель, и наоборот, ни разу писатель не подключался, пока все </text:span><text:span text:style-name="T6">подключенные </text:span><text:span text:style-name="T5">читатели не завершили свое пользование. </text:span><text:span text:style-name="T14">Таким образом, все необходимые требования выполнены.</text:span></text:p>
        </text:list-item>
      </text:list>
      <text:p text:style-name="P14"/>
      <text:p text:style-name="P14"/>
      <text:p text:style-name="P14"/>
      <text:p text:style-name="P12"/>
      <text:p text:style-name="P7">На 8 баллов:</text:p>
      <text:list xml:id="list405258992" text:style-name="L5">
        <text:list-item>
          <text:p text:style-name="P31"><text:soft-page-break/>Генерация рандомных данных присутствует, если не передавать в программу никаких входных данных. При этом для удобства сгенерированные входные данные выводятся в консоль.</text:p>
        </text:list-item>
        <text:list-item>
          <text:p text:style-name="P31">Ввод данных с командной строки расширен с учетом рандномной генерации данных. </text:p>
        </text:list-item>
        <text:list-item>
          <text:p text:style-name="P31">Различные выходные значения проверялись в точно таком же критерии на 7 баллов, поэтому предполгаю, что в этом нужно доказать, что данные действительно генерируеются рандомно. <text:span text:style-name="T5">Примеры 5 подряд запусков программы (&gt; ./main) можно посмотреть в файле rand_tests.txt. Видно, что данные действительно генерируются рандомно в условленных диапазонах. </text:span><text:span text:style-name="T6">Также получилось покрыть этими тестами угловые случаи, когда количество читателей или писателей равно нулю. </text:span><text:span text:style-name="T14">Программа не падает и отрабатывает корректно. </text:span></text:p>
        </text:list-item>
      </text:list>
      <text:p text:style-name="P13"/>
      <text:p text:style-name="P8">На 9 баллов <text:span text:style-name="T9">(вариант 1)</text:span>:</text:p>
      <text:p text:style-name="P16">Все исходные коды и текстовые файлы для этого пункта лежат в папке 9</text:p>
      <text:p text:style-name="P16">Рассмотрю 4 ситуации:</text:p>
      <text:p text:style-name="P16">1. Вообще не использоваться семафоры, просто паралелльные потоки.</text:p>
      <text:p text:style-name="P16">Исходный код – в файле main2.cpp. В качестве входных данных возьмем 10 10, и запустим программу несколько раз. Также для наглядности проблем уберем все засыпания программ. Результаты нескольких прогонов можно посмотреть в файле tests2.txt. Видно, что одновременно могут получать доступ и писатели, и читатели, а также местами нарушается вывод, когда один поток перехватывает управление стандартным потоков вывода и получается полная бессмыслица <text:span text:style-name="T10">(не получилось добиться прям полностью рандомной последовательности слов, но некоторые строчки начинаются с цифр, а некоторые не до конца допечатаны, думаю этого хватит для подтверждения проблем)</text:span>. <text:span text:style-name="T10">В общем, ожидаемо много проблем. </text:span></text:p>
      <text:p text:style-name="P17">2. Не использовать семафор information_output для вывода в консоль/файл.</text:p>
      <text:p text:style-name="P18">Исходный код – в файле main3.cpp. В качестве входных данных <text:span text:style-name="T11">в этот раз</text:span> возьмем 10 <text:span text:style-name="T11">2</text:span>, <text:span text:style-name="T11">для наглядности возможных проблем снова уберем временные засыпания программы. Результаты неправильного выполнения программ можно посмотреть в файле tests3.txt. </text:span><text:span text:style-name="T12">Опять же, не хватает нескольких слов в некоторых строках, уже неоднократно пояснялось из-за чего. </text:span></text:p>
      <text:p text:style-name="P19">3. Не использовать семафор readers_changing для смены читателей. Исходный код – в файле main4.cpp. Временные засыпания снова были убраны, но даже с учетом этого оказалось очень непростой задачей добиться неправильного выполнения. Примерно за 50 попыток запуска на тесте 10 10 и еще столько же на тесте 10 2 мне удалось лишь один раз спровоцировать deadlock между потоками, когда они ждут друг друга и программа останавливается навсегда.</text:p>
      <text:p text:style-name="P19">4. Не использовать семафор database_access для доступа к базе данных. Исходный код можно найти в файле main5.cpp. <text:span text:style-name="T13">Программа была протестирована на тесте 3 3. Уже после двух запусков (результаты которых можно найти в файле tests5.txt) можно заметить ожидаемую ошибку, что и </text:span><text:soft-page-break/><text:span text:style-name="T13">читательские, и писательские потоки одновременно владеют доступом к базе данных. 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1:04:26.674904184</meta:creation-date>
    <dc:date>2022-12-13T17:38:18.995834828</dc:date>
    <meta:editing-duration>PT49M19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5" meta:paragraph-count="47" meta:word-count="1436" meta:character-count="10408" meta:non-whitespace-character-count="9008"/>
  </office:meta>
</office:document-meta>
</file>